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0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Region </text:p>
          </table:table-cell>
          <table:table-cell table:style-name="ce1" office:value-type="string">
            <text:p>arch </text:p>
          </table:table-cell>
          <table:table-cell table:style-name="ce1" office:value-type="string">
            <text:p>root store </text:p>
          </table:table-cell>
          <table:table-cell table:style-name="ce1" office:value-type="string">
            <text:p>ami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51129850 </text:p>
          </table:table-cell>
          <table:table-cell table:style-name="ce1"/>
        </table:table-row>
        <table:table-row table:style-name="ro1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7d1d977c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4b12984a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d31c96d2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02f66f2 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b02f66e2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22f66f0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c22f6690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974ddead 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934ddea9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914ddea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134dde29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89b1a3fd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8bb1a3ff </text:p>
          </table:table-cell>
          <table:table-cell table:style-name="ce1"/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57b0a223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8fb1a3f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a5b2a0d1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5c7edb41 </text:p>
          </table:table-cell>
          <table:table-cell table:style-name="ce1"/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027edb1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27edb3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ce7fdad3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3d9a94a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25d9a94c </text:p>
          </table:table-cell>
          <table:table-cell table:style-name="ce1"/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d9d6a6b0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1d9a948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bfd3a3d6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c4072e81 </text:p>
          </table:table-cell>
          <table:table-cell table:style-name="ce1"/>
        </table:table-row>
        <table:table-row table:style-name="ro1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72072e37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3a072e7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6042da3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b68f8c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ff68f8cf </text:p>
          </table:table-cell>
          <table:table-cell table:style-name="ce1"/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5168f861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968f8c9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f67f7df </text:p>
          </table:table-cell>
          <table:table-cell table:style-name="ce1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0.A1:Sheet0.D36" table:display-filter-buttons="true">
          <table:filter>
            <table:filter-and>
              <table:filter-condition table:field-number="1" table:value="64-bit " table:operator="="/>
              <table:filter-condition table:field-number="2" table:value="instance 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3-07-12T11:57:56</dc:date>
    <meta:editing-duration>PT29M11S</meta:editing-duration>
    <meta:editing-cycles>33</meta:editing-cycles>
    <meta:generator>LibreOffice/3.5$Linux_X86_64 LibreOffice_project/350m1$Build-2</meta:generator>
    <meta:document-statistic meta:table-count="1" meta:cell-count="144" meta:object-count="0"/>
  </office:meta>
</office:document-meta>
</file>